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text-properties officeooo:rsid="00100308" officeooo:paragraph-rsid="00100308"/>
    </style:style>
    <style:style style:name="P2" style:family="paragraph" style:parent-style-name="Table_20_Contents">
      <style:text-properties fo:font-weight="bold" officeooo:rsid="00100308" officeooo:paragraph-rsid="00100308" style:font-weight-asian="bold" style:font-weight-complex="bold"/>
    </style:style>
    <style:style style:name="P3" style:family="paragraph" style:parent-style-name="Footer">
      <style:text-properties officeooo:paragraph-rsid="00114ad6"/>
    </style:style>
    <style:style style:name="P4" style:family="paragraph" style:parent-style-name="Standard">
      <style:text-properties officeooo:rsid="00100308" officeooo:paragraph-rsid="00100308"/>
    </style:style>
    <style:style style:name="P5" style:family="paragraph" style:parent-style-name="Standard">
      <style:text-properties officeooo:rsid="00133a13" officeooo:paragraph-rsid="00133a13"/>
    </style:style>
    <style:style style:name="P6" style:family="paragraph" style:parent-style-name="Standard">
      <style:text-properties officeooo:rsid="0013780e" officeooo:paragraph-rsid="0013780e"/>
    </style:style>
    <style:style style:name="P7" style:family="paragraph" style:parent-style-name="Standard">
      <style:text-properties fo:language="fr" fo:country="CH" officeooo:rsid="00154fb2" officeooo:paragraph-rsid="00154fb2"/>
    </style:style>
    <style:style style:name="P8" style:family="paragraph" style:parent-style-name="Standard">
      <style:text-properties fo:language="fr" fo:country="CH" officeooo:rsid="001642eb" officeooo:paragraph-rsid="001642eb"/>
    </style:style>
    <style:style style:name="P9" style:family="paragraph" style:parent-style-name="Standard">
      <style:text-properties fo:language="fr" fo:country="CH" officeooo:rsid="001754a9" officeooo:paragraph-rsid="001754a9"/>
    </style:style>
    <style:style style:name="P10" style:family="paragraph" style:parent-style-name="Standard">
      <style:paragraph-properties fo:break-before="page"/>
      <style:text-properties officeooo:rsid="00133a13" officeooo:paragraph-rsid="00133a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4a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XML-Recipe</text:p>
      <text:p text:style-name="Subtitle">Seminararbeit – XML Datenbanksysteme</text:p>
      <text:p text:style-name="P4"/>
      <text:p text:style-name="P4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pan text:style-name="T1">Autor</text:span></text:p>
            <text:p text:style-name="P1"><text:span text:style-name="T1"/></text:p>
            <text:p text:style-name="P1">Florian Müller</text:p>
            <text:p text:style-name="P1"/>
            <text:p text:style-name="P1"><text:a xlink:type="simple" xlink:href="mailto:flm@fastmail.fm" text:style-name="Internet_20_link" text:visited-style-name="Visited_20_Internet_20_Link">flm@fastmail.fm</text:a></text:p>
          </table:table-cell>
          <table:table-cell table:style-name="Table1.A1" office:value-type="string">
            <text:p text:style-name="P2">Betreuer</text:p>
            <text:p text:style-name="P1"/>
            <text:p text:style-name="P1">Klaus Wolfertz</text:p>
            <text:p text:style-name="P1"/>
            <text:p text:style-name="P1"><text:a xlink:type="simple" xlink:href="mailto:wole@zhaw.ch" text:style-name="Internet_20_link" text:visited-style-name="Visited_20_Internet_20_Link">wole@zhaw.ch</text:a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ext:p text:style-name="P10">Ausgangslage</text:p>
      <text:p text:style-name="P5">Motivation</text:p>
      <text:p text:style-name="P5">Ziele</text:p>
      <text:p text:style-name="P5">Aufgabenstellung</text:p>
      <text:p text:style-name="P8">Dokument-Pfad, warum?</text:p>
      <text:p text:style-name="P8">Transaktionen?</text:p>
      <text:p text:style-name="P5">Vorgehen</text:p>
      <text:p text:style-name="P9">Validierung</text:p>
      <text:p text:style-name="P9">XSD-Schema?</text:p>
      <text:p text:style-name="P7">Suche in Name und Zutat</text:p>
      <text:p text:style-name="P7">Suche matches(.., $query) matched alles mit $query=''</text:p>
      <text:p text:style-name="P5">Zeitplan</text:p>
      <text:p text:style-name="P5">Abgrenzung</text:p>
      <text:p text:style-name="P5">Format</text:p>
      <text:p text:style-name="P5">Rezept-Format</text:p>
      <text:p text:style-name="P5">Wochenplan-Format</text:p>
      <text:p text:style-name="P5">Einkaufsliste-Format</text:p>
      <text:p text:style-name="P5">Erweiterungsmöglichkeiten</text:p>
      <text:p text:style-name="P5">Mockups</text:p>
      <text:p text:style-name="P5">Prototyp</text:p>
      <text:p text:style-name="P5">Web-Framework</text:p>
      <text:p text:style-name="P5">Schnittstellen zu BaseX</text:p>
      <text:p text:style-name="P5">Paging</text:p>
      <text:p text:style-name="P6">Installation ins Repository</text:p>
      <text:p text:style-name="P5">Performance-Abgrenzung</text:p>
      <text:p text:style-name="P5">Performance-Tests</text:p>
      <text:p text:style-name="P5">Screenshots</text:p>
      <text:p text:style-name="P6">Bilderverzeichnis</text:p>
      <text:p text:style-name="P6">Quellenverzeichn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14ad6"/>
    </style:style>
    <style:style style:name="MT1" style:family="text">
      <style:text-properties officeooo:rsid="00114a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Seminararbeit – XML Datenbanksysteme</text:span></text:p>
      </style:header>
      <style:footer>
        <text:p text:style-name="MP1"><text:span text:style-name="MT1">Florian Müller</text:span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13.995000000</meta:creation-date>
    <dc:date>2016-06-13T09:54:36.090000000</dc:date>
    <meta:editing-duration>PT1H35M19S</meta:editing-duration>
    <meta:editing-cycles>7</meta:editing-cycles>
    <meta:generator>LibreOffice/4.4.7.2$Windows_x86 LibreOffice_project/f3153a8b245191196a4b6b9abd1d0da16eead600</meta:generator>
    <meta:document-statistic meta:table-count="1" meta:image-count="0" meta:object-count="0" meta:page-count="2" meta:paragraph-count="39" meta:word-count="62" meta:character-count="622" meta:non-whitespace-character-count="595"/>
  </office:meta>
</office:document-meta>
</file>